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4">
      <style:paragraph-properties fo:text-align="justify" style:justify-single-word="false"/>
      <style:text-properties fo:font-variant="normal" fo:text-transform="none" fo:color="#29303b" style:font-name="Liberation Serif" fo:font-size="12pt" fo:letter-spacing="normal" fo:font-style="normal" fo:font-weight="normal" officeooo:rsid="0009f571" officeooo:paragraph-rsid="0009f57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rsid="0009f571" officeooo:paragraph-rsid="0009f571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9f571" officeooo:paragraph-rsid="0009f571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.635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.635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Liberation Serif" fo:font-size="12pt" fo:letter-spacing="normal" fo:font-style="normal" fo:font-weight="normal" officeooo:rsid="0009f571" officeooo:paragraph-rsid="0009f571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.635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Liberation Serif" fo:font-size="12pt" fo:letter-spacing="normal" fo:font-style="normal" fo:font-weight="normal" officeooo:rsid="000a758a" officeooo:paragraph-rsid="000a758a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.635cm" fo:margin-right="0cm" fo:margin-top="0cm" fo:margin-bottom="0.265cm" loext:contextual-spacing="false" fo:orphans="2" fo:widows="2" fo:text-indent="0cm" style:auto-text-indent="false"/>
    </style:style>
    <style:style style:name="P8" style:family="paragraph" style:parent-style-name="Text_20_body">
      <style:paragraph-properties fo:margin-left="0.635cm" fo:margin-right="0cm" fo:margin-top="0cm" fo:margin-bottom="0.265cm" loext:contextual-spacing="false" fo:orphans="2" fo:widows="2" fo:text-indent="0cm" style:auto-text-indent="false"/>
      <style:text-properties officeooo:rsid="0009f571" officeooo:paragraph-rsid="0009f571"/>
    </style:style>
    <style:style style:name="T1" style:family="text">
      <style:text-properties officeooo:rsid="0009f571"/>
    </style:style>
    <style:style style:name="T2" style:family="text">
      <style:text-properties fo:font-variant="normal" fo:text-transform="none" fo:color="#29303b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29303b" style:font-name="Liberation Serif" fo:font-size="12pt" fo:letter-spacing="normal" fo:font-style="normal" fo:font-weight="normal" officeooo:rsid="0009f571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29303b" style:font-name="Liberation Serif" fo:font-size="12pt" fo:letter-spacing="normal" fo:font-style="normal" fo:font-weight="normal" officeooo:rsid="000a87fa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style:font-size-asian="12pt" style:font-weight-asian="normal" style:font-size-complex="12pt" style:font-weight-complex="normal"/>
    </style:style>
    <style:style style:name="T6" style:family="text">
      <style:text-properties officeooo:rsid="000a75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3 – Numbers Section Review</text:p>
      <text:p text:style-name="P2"/>
      <text:h text:style-name="P1" text:outline-level="4">Questions for this assignment</text:h>
      <text:p text:style-name="P4"><text:span text:style-name="T1">1. </text:span>What is the name of the blueprint / template that is used to create objects in Python?</text:p>
      <text:p text:style-name="P6">Class</text:p>
      <text:p text:style-name="P4"><text:span text:style-name="T1">2. </text:span>Each object constructed from a class is called an ________ of the class.</text:p>
      <text:p text:style-name="P5">Instance</text:p>
      <text:p text:style-name="P7"><text:span text:style-name="T3">3. </text:span><text:span text:style-name="T2">What does the </text:span><text:span text:style-name="Strong_20_Emphasis"><text:span text:style-name="T2">type </text:span></text:span><text:span text:style-name="T2">function do?</text:span></text:p>
      <text:p text:style-name="P8"><text:span text:style-name="T2">It returns the type of the object eg 5 is returned as an int, 5.0 returned as a float</text:span></text:p>
      <text:p text:style-name="P8"><text:span text:style-name="T2">It returns the class (i.e. the blueprint) that an object is constructed from.</text:span></text:p>
      <text:p text:style-name="P4"><text:span text:style-name="T1">4. </text:span>What is a Boolean? What are its two possible values?</text:p>
      <text:p text:style-name="P5">A Boolean is a data type that can be either True or False. Eg is 5 greater than or equal to 4 (5 &gt;= 4) would return True whilst is 5 equal to 4 (5 == 4) would return False.</text:p>
      <text:p text:style-name="P7"><text:span text:style-name="T3">5. </text:span><text:span text:style-name="T2">What is the technical name for the </text:span><text:span text:style-name="Strong_20_Emphasis"><text:span text:style-name="T2">% </text:span></text:span><text:span text:style-name="T2">operator? What does it do?</text:span></text:p>
      <text:p text:style-name="P8"><text:span text:style-name="T2">This is the modulus </text:span><text:span text:style-name="T4">or modulo </text:span><text:span text:style-name="T2">operator. It returns the remainder of a division calculation based on whole numbers eg (9 % 4) would return 1 as 4 goes into 9 twice (2 x 4 = 8) with 1 left over.</text:span></text:p>
      <text:p text:style-name="P4"><text:span text:style-name="T1">6. </text:span>How can you convert one data type to another? Provide some examples.</text:p>
      <text:p text:style-name="P5">By using type conversion. Eg <text:span text:style-name="T6">float(5) will return 5.0, int(5.0) will return 5, str(5) will return “5”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1:24:33.355857353</meta:creation-date>
    <dc:date>2020-02-26T11:41:29.128277291</dc:date>
    <meta:editing-duration>PT6M4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218" meta:character-count="1097" meta:non-whitespace-character-count="893"/>
  </office:meta>
</office:document-meta>
</file>